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2C000000E144B56ADD.jpg"/>
  <manifest:file-entry manifest:media-type="image/png" manifest:full-path="Pictures/100000000000027C0000010D751CC3B5.png"/>
  <manifest:file-entry manifest:media-type="image/png" manifest:full-path="Pictures/1000000000000262000000F5133B24E0.png"/>
  <manifest:file-entry manifest:media-type="image/png" manifest:full-path="Pictures/1000000000000325000001D23126F78D.png"/>
  <manifest:file-entry manifest:media-type="image/png" manifest:full-path="Pictures/100000000000025F000000F3AB4D6645.png"/>
  <manifest:file-entry manifest:media-type="image/png" manifest:full-path="Pictures/10000000000002D800000132123BB19F.png"/>
  <manifest:file-entry manifest:media-type="image/jpeg" manifest:full-path="Pictures/1000000000000147000000F8D0E3F13E.jpg"/>
  <manifest:file-entry manifest:media-type="image/png" manifest:full-path="Pictures/10000000000000F10000007A5911105C.png"/>
  <manifest:file-entry manifest:media-type="image/png" manifest:full-path="Pictures/100000000000027E000001C7741945B0.png"/>
  <manifest:file-entry manifest:media-type="image/png" manifest:full-path="Pictures/10000201000001E9000000FDAF3F9820.png"/>
  <manifest:file-entry manifest:media-type="image/png" manifest:full-path="Pictures/100002010000043C000002F3E809B8BA.png"/>
  <manifest:file-entry manifest:media-type="image/png" manifest:full-path="Pictures/1000020100000215000001FB86D7A7FC.png"/>
  <manifest:file-entry manifest:media-type="image/png" manifest:full-path="Pictures/10000200000002CA00000208B18CB8E5.png"/>
  <manifest:file-entry manifest:media-type="image/png" manifest:full-path="Pictures/100002010000013F000001F4408A7067.png"/>
  <manifest:file-entry manifest:media-type="image/png" manifest:full-path="Pictures/10000000000000200000002000309F1C.png"/>
  <manifest:file-entry manifest:media-type="image/png" manifest:full-path="Pictures/100002010000012C000000B9548A2551.png"/>
  <manifest:file-entry manifest:media-type="image/png" manifest:full-path="Pictures/10000201000000F0000001685669CF8C.png"/>
  <manifest:file-entry manifest:media-type="image/png" manifest:full-path="Pictures/100002010000012C000000E18ED403C3.png"/>
  <manifest:file-entry manifest:media-type="image/png" manifest:full-path="Pictures/1000000000000322000002DF6899469B.png"/>
  <manifest:file-entry manifest:media-type="image/png" manifest:full-path="Pictures/10000000000002FF00000250EF806B4E.png"/>
  <manifest:file-entry manifest:media-type="image/png" manifest:full-path="Pictures/100002010000043C000002F37E0F776F.png"/>
  <manifest:file-entry manifest:media-type="image/png" manifest:full-path="Pictures/10000201000002530000034ADAF5D66C.png"/>
  <manifest:file-entry manifest:media-type="image/png" manifest:full-path="Pictures/10000000000001A6000000EE246B29D8.png"/>
  <manifest:file-entry manifest:media-type="image/png" manifest:full-path="Pictures/10000201000003C90000011BC97602AD.png"/>
  <manifest:file-entry manifest:media-type="image/png" manifest:full-path="Pictures/10000201000000C80000005A13364A7F.png"/>
  <manifest:file-entry manifest:media-type="image/svg+xml" manifest:full-path="Pictures/20000001000006A40000083EE54888BC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11cm" fo:text-align="start"/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5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1cm" fo:margin-bottom="0.31cm" fo:text-align="start">
        <style:tab-stops/>
      </style:paragraph-properties>
    </style:style>
    <style:style style:name="P17" style:family="paragraph">
      <style:paragraph-properties fo:text-align="center"/>
      <style:text-properties fo:color="#ffffff" fo:text-shadow="none" fo:font-weight="bold" style:font-weight-asian="bold" style:font-weight-complex="bold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9" style:family="paragraph">
      <style:paragraph-properties fo:text-align="center"/>
      <style:text-properties fo:color="#ffffff" fo:text-shadow="none" fo:font-weight="normal" style:font-weight-asian="normal" style:font-weight-complex="normal"/>
    </style:style>
    <style:style style:name="P20" style:family="paragraph">
      <style:paragraph-properties fo:margin-top="0cm" fo:margin-bottom="0.01cm" fo:text-align="start"/>
    </style:style>
    <style:style style:name="P21" style:family="paragraph"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P24" style:family="paragraph"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26" style:family="paragraph">
      <style:paragraph-properties fo:text-align="center"/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P27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margin-top="0cm" fo:margin-bottom="0.01cm" fo:text-align="start" fo:text-indent="0cm"/>
    </style:style>
    <style:style style:name="P30" style:family="paragraph"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5" style:family="text">
      <style:text-properties fo:color="#000000" fo:font-family="'DejaVu Sans Condensed'" style:font-family-generic="swiss" style:font-pitch="variable" fo:font-size="16pt" fo:text-shadow="none" style:font-size-asian="16pt" style:font-size-complex="16pt"/>
    </style:style>
    <style:style style:name="T6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family="'DejaVu Sans Mono'" style:font-family-generic="modern" style:font-pitch="fixed" fo:font-size="24pt" fo:text-shadow="none" style:font-size-asian="24pt" style:font-size-complex="24pt"/>
    </style:style>
    <style:style style:name="T10" style:family="text">
      <style:text-properties fo:color="#000000" fo:font-family="'DejaVu Sans'" style:font-family-generic="swiss" style:font-pitch="variable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16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17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fo:font-family="'DejaVu San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fo:font-family="'DejaVu San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9" style:family="text">
      <style:text-properties fo:color="#bf1238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T62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4" style:family="text">
      <style:text-properties style:use-window-font-color="true" fo:font-family="'DejaVu Sans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5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7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3.999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299cm">
            <draw:image xlink:href="Pictures/20000001000006A40000083EE54888BC.svg" xlink:type="simple" xlink:show="embed" xlink:actuate="onLoad">
              <text:p/>
            </draw:image>
          </draw:frame>
          <draw:frame draw:style-name="gr5" draw:text-style-name="P2" draw:layer="layout" svg:width="6.2cm" svg:height="1.81cm" svg:x="19.4cm" svg:y="14.199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399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3 - Configuration du Système GNU/Linux</text:span></text:p>
              <text:list>
                <text:list-item>
                  <text:list>
                    <text:list-item>
                      <text:p text:style-name="P8"><text:span text:style-name="T8">Identifier les caractéristiques des serveurs graphiques</text:span></text:p>
                    </text:list-item>
                    <text:list-item>
                      <text:p text:style-name="P8"><text:span text:style-name="T8">Utiliser l'environnement graphique KDE</text:span></text:p>
                    </text:list-item>
                    <text:list-item>
                      <text:p text:style-name="P8"><text:span text:style-name="T8">Identifier les caractéristiques d'un gestionnaire de paquets</text:span></text:p>
                    </text:list-item>
                    <text:list-item>
                      <text:p text:style-name="P8"><text:span text:style-name="T8">Utiliser les outils associés à l'Advanced Package Tool Debian</text:span></text:p>
                    </text:list-item>
                    <text:list-item>
                      <text:p text:style-name="P8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Duplication des jeux de paquets lors d'un clonage</text:span></text:p>
                    </text:list-item>
                    <text:list-item>
                      <text:p text:style-name="P8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8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7">Historique X.org</text:span></text:p>
              <text:list>
                <text:list-item>
                  <text:list>
                    <text:list-item>
                      <text:p text:style-name="P8"><text:span text:style-name="T8">Consortium X-Window</text:span></text:p>
                      <text:list>
                        <text:list-item>
                          <text:p text:style-name="P8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8"><text:span text:style-name="T8">1986 : première version diffusée par le MIT</text:span></text:p>
                    </text:list-item>
                    <text:list-item>
                      <text:p text:style-name="P8"><text:span text:style-name="T8">1992 : début du projet XFree86</text:span></text:p>
                      <text:list>
                        <text:list-item>
                          <text:p text:style-name="P8"><text:span text:style-name="T11"><text:a xlink:href="http://www.xfree86.org/">http://www.xfree86.org</text:a></text:span></text:p>
                        </text:list-item>
                        <text:list-item>
                          <text:p text:style-name="P8"><text:span text:style-name="T11">Initialement dédié aux processeurs Intel i386</text:span></text:p>
                        </text:list-item>
                        <text:list-item>
                          <text:p text:style-name="P8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8"><text:span text:style-name="T8">2004 : lancement de la fondation X.Org</text:span></text:p>
                      <text:list>
                        <text:list-item>
                          <text:p text:style-name="P8"><text:span text:style-name="T11"><text:a xlink:href="http://www.x.org/">http://www.x.org</text:a></text:span></text:p>
                        </text:list-item>
                        <text:list-item>
                          <text:p text:style-name="P8"><text:span text:style-name="T11">Architecture modulaire</text:span></text:p>
                        </text:list-item>
                      </text:list>
                    </text:list-item>
                    <text:list-item>
                      <text:p text:style-name="P8"><text:span text:style-name="T8">2008 : début du projet wayland</text:span></text:p>
                      <text:list>
                        <text:list-item>
                          <text:p text:style-name="P8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0" draw:layer="layout" svg:width="11.166cm" svg:height="6.297cm" svg:x="22.5cm" svg:y="8cm">
          <draw:image xlink:href="Pictures/10000000000001A6000000EE246B29D8.png" xlink:type="simple" xlink:show="embed" xlink:actuate="onLoad">
            <text:p/>
          </draw:image>
        </draw:frame>
        <draw:frame draw:style-name="gr15" draw:text-style-name="P11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7">Architecture X.org</text:span></text:p>
              <text:list>
                <text:list-item>
                  <text:p text:style-name="P8"><text:span text:style-name="T8">Source freedesktop.org</text:span></text:p>
                </text:list-item>
                <text:list-item>
                  <text:p text:style-name="P8"><text:span text:style-name="T8">Architecture client/serveur</text:span></text:p>
                </text:list-item>
                <text:list-item>
                  <text:p text:style-name="P8"><text:span text:style-name="T8">Serveur X = proxy</text:span></text:p>
                  <text:list>
                    <text:list-item>
                      <text:p text:style-name="P8"><text:span text:style-name="T11">Tous les traitements ont lieu côté</text:span></text:p>
                      <text:p text:style-name="P8"><text:span text:style-name="T11">Compositor</text:span></text:p>
                    </text:list-item>
                  </text:list>
                </text:list-item>
                <text:list-item>
                  <text:p text:style-name="P8"><text:span text:style-name="T8">Solution modulaire</text:span></text:p>
                </text:list-item>
              </text:list>
            </text:list-item>
          </text:list>
          <text:p text:style-name="P8"><text:span text:style-name="T13"><text:tab/></text:span><text:span text:style-name="T13">⊕</text:span><text:span text:style-name="T14"> </text:span><text:span text:style-name="T14">Ajout de fonctions supplémentaires</text:span></text:p>
          <text:p text:style-name="P8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8"><text:span text:style-name="T8">Fonctions réseau</text:span></text:p>
                  <text:list>
                    <text:list-item>
                      <text:p text:style-name="P8"><text:span text:style-name="T11">Utilisation d'application graphiques</text:span></text:p>
                      <text:p text:style-name="P8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77cm" svg:height="15cm" svg:x="15.218cm" svg:y="3.453cm">
          <draw:image xlink:href="Pictures/1000020100000215000001FB86D7A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14.3cm" svg:x="0.66cm" svg:y="3.7cm">
          <text:list text:style-name="L2">
            <text:list-item>
              <text:p text:style-name="P8"><text:span text:style-name="T7">Architecture Wayland</text:span></text:p>
              <text:list>
                <text:list-item>
                  <text:p text:style-name="P8"><text:span text:style-name="T8">Source freedesktop.org</text:span></text:p>
                </text:list-item>
                <text:list-item>
                  <text:p text:style-name="P8"><text:span text:style-name="T8">Architecture «simplifiée»</text:span></text:p>
                  <text:list>
                    <text:list-item>
                      <text:p text:style-name="P8"><text:span text:style-name="T11">Projet relativement jeune</text:span></text:p>
                    </text:list-item>
                  </text:list>
                </text:list-item>
                <text:list-item>
                  <text:p text:style-name="P8"><text:span text:style-name="T8">Dispositifs mobiles</text:span></text:p>
                  <text:list>
                    <text:list-item>
                      <text:p text:style-name="P8"><text:span text:style-name="T11">Solution adoptée par Ubuntu</text:span></text:p>
                    </text:list-item>
                    <text:list-item>
                      <text:p text:style-name="P8"><text:span text:style-name="T11">Sponsors actifs : Qt, Intel</text:span></text:p>
                    </text:list-item>
                    <text:list-item>
                      <text:p text:style-name="P8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57cm" svg:height="15cm" svg:x="18.6cm" svg:y="3.4cm">
          <draw:image xlink:href="Pictures/100002010000013F000001F4408A70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14.3cm" svg:x="0.66cm" svg:y="3.7cm">
          <text:list text:style-name="L2">
            <text:list-item>
              <text:p text:style-name="P8"><text:span text:style-name="T7">Processus de développement</text:span></text:p>
              <text:list>
                <text:list-item>
                  <text:p text:style-name="P8"><text:span text:style-name="T8">Environnement graphique = chaîne de développement</text:span></text:p>
                </text:list-item>
                <text:list-item>
                  <text:p text:style-name="P8"><text:span text:style-name="T8">Une architecture de base → Projets multiples</text:span></text:p>
                </text:list-item>
                <text:list-item>
                  <text:p text:style-name="P8"><text:span text:style-name="T8">Modèle de développement OpenSource</text:span></text:p>
                </text:list-item>
              </text:list>
            </text:list-item>
          </text:list>
          <text:p text:style-name="P8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8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8"><text:span text:style-name="T8">Quelques exemples</text:span></text:p>
                  <text:list>
                    <text:list-item>
                      <text:p text:style-name="P8"><text:span text:style-name="T11">Enlightenment</text:span></text:p>
                      <text:list>
                        <text:list-item>
                          <text:p text:style-name="P8"><text:span text:style-name="T14"><text:a xlink:href="http://www.enlightenment.org/">http://www.enlightenment.org/</text:a></text:span></text:p>
                        </text:list-item>
                        <text:list-item>
                          <text:p text:style-name="P8"><text:span text:style-name="T14">Bibliothèques Enlightenment Foundation Libraries (EFL)</text:span></text:p>
                        </text:list-item>
                        <text:list-item>
                          <text:p text:style-name="P8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cm" svg:height="12cm" svg:x="25.6cm" svg:y="6.3cm">
          <draw:image xlink:href="Pictures/10000201000000F0000001685669C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8">Quelques exemples (suite)</text:span></text:p>
              <text:list>
                <text:list-item>
                  <text:p text:style-name="P8"><text:span text:style-name="T8">LXDE &amp; XFCE</text:span></text:p>
                  <text:list>
                    <text:list-item>
                      <text:p text:style-name="P8"><text:span text:style-name="T11">Solutions orientées faible puissance de calcul</text:span></text:p>
                      <text:list>
                        <text:list-item>
                          <text:p text:style-name="P8"><text:span text:style-name="T14">Systèmes embarqués, Live CD/DVD</text:span></text:p>
                        </text:list-item>
                        <text:list-item>
                          <text:p text:style-name="P8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8">Gnome &amp; GTK</text:span></text:p>
                  <text:list>
                    <text:list-item>
                      <text:p text:style-name="P8"><text:span text:style-name="T11">Environnement : </text:span><text:span text:style-name="T11"><text:a xlink:href="http://www.gnome.org/">http://www.gnome.org/</text:a></text:span></text:p>
                    </text:list-item>
                    <text:list-item>
                      <text:p text:style-name="P8"><text:span text:style-name="T11">Bibliothèques : </text:span><text:span text:style-name="T11"><text:a xlink:href="http://www.gtk.org/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8">KDE &amp; Qt</text:span></text:p>
                  <text:list>
                    <text:list-item>
                      <text:p text:style-name="P8"><text:span text:style-name="T11">Environnement : </text:span><text:span text:style-name="T11"><text:a xlink:href="http://www.kde.org/">http://www.kde.org/</text:a></text:span></text:p>
                    </text:list-item>
                    <text:list-item>
                      <text:p text:style-name="P8"><text:span text:style-name="T11">Bibliothèques : </text:span><text:span text:style-name="T11"><text:a xlink:href="http://qt.nokia.com/">http://qt.nokia.com/</text:a></text:span></text:p>
                    </text:list-item>
                    <text:list-item>
                      <text:p text:style-name="P8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4.42cm" svg:height="10.5cm" svg:x="19.5cm" svg:y="6cm">
          <draw:image xlink:href="Pictures/10000200000002CA00000208B18CB8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14.9cm" svg:x="0.66cm" svg:y="3.7cm">
          <text:list text:style-name="L2">
            <text:list-item>
              <text:p text:style-name="P8"><text:span text:style-name="T7">Quelques détails sur KDE</text:span></text:p>
              <text:list>
                <text:list-item>
                  <text:p text:style-name="P8"><text:span text:style-name="T8">Bibliothèques Qt4.x</text:span></text:p>
                  <text:list>
                    <text:list-item>
                      <text:p text:style-name="P8"><text:span text:style-name="T11">Modularité étendue, OpenGL, Webkit</text:span></text:p>
                    </text:list-item>
                  </text:list>
                </text:list-item>
                <text:list-item>
                  <text:p text:style-name="P8"><text:span text:style-name="T8">Dbus</text:span></text:p>
                  <text:list>
                    <text:list-item>
                      <text:p text:style-name="P8"><text:span text:style-name="T11">Bus de messages systèmes</text:span></text:p>
                    </text:list-item>
                    <text:list-item>
                      <text:p text:style-name="P8"><text:span text:style-name="T11">Communications inter processus (IPC)</text:span></text:p>
                    </text:list-item>
                  </text:list>
                </text:list-item>
                <text:list-item>
                  <text:p text:style-name="P8"><text:span text:style-name="T8">Solid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1">Couche d'abstraction matérielle (HAL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7">Collecte des évènements &amp; notifications</text:span></text:p>
                    </text:list-item>
                  </text:list>
                </text:list-item>
                <text:list-item>
                  <text:p text:style-name="P8"><text:span text:style-name="T8">Akonadi</text:span></text:p>
                  <text:list>
                    <text:list-item>
                      <text:p text:style-name="P8"><text:span text:style-name="T11">Gestion des informations personnelles (PIM)</text:span></text:p>
                    </text:list-item>
                  </text:list>
                </text:list-item>
                <text:list-item>
                  <text:p text:style-name="P8"><text:span text:style-name="T8">Nepomuk</text:span></text:p>
                  <text:list>
                    <text:list-item>
                      <text:p text:style-name="P8"><text:span text:style-name="T11">Poste de travail sémantique et soci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6cm" svg:height="15cm" svg:x="22.6cm" svg:y="3.3cm">
          <draw:image xlink:href="Pictures/10000201000002530000034ADAF5D6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4.9cm" svg:x="0.66cm" svg:y="3.7cm">
          <text:list text:style-name="L2">
            <text:list-item>
              <text:p text:style-name="P8"><text:span text:style-name="T7">Quelques exemples d'utilisation de KDE</text:span></text:p>
              <text:list>
                <text:list-item>
                  <text:p text:style-name="P8"><text:span text:style-name="T8">Ouvrir le système d'aide</text:span></text:p>
                  <text:list>
                    <text:list-item>
                      <text:p text:style-name="P8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8"><text:span text:style-name="T8">Ouvrir le navigateur Konqueror</text:span></text:p>
                  <text:list>
                    <text:list-item>
                      <text:p text:style-name="P8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8"><text:span text:style-name="T8">Ouvrir le centre d'information système</text:span></text:p>
                  <text:list>
                    <text:list-item>
                      <text:p text:style-name="P8"><text:span text:style-name="T11">Consulter la liste des protocoles</text:span></text:p>
                    </text:list-item>
                    <text:list-item>
                      <text:p text:style-name="P8"><text:span text:style-name="T17">Effectuer plusieurs tests de protocoles avec le gestionnaire de fichiers</text:span></text:p>
                    </text:list-item>
                    <text:list-item>
                      <text:p text:style-name="P8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8"><text:span text:style-name="T8">Ouvrir l'utilitaire de surveillance système</text:span></text:p>
                  <text:list>
                    <text:list-item>
                      <text:p text:style-name="P8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8"><text:span text:style-name="T8">Ouvrir le centre de configuration KDE</text:span></text:p>
                  <text:list>
                    <text:list-item>
                      <text:p text:style-name="P8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3.7cm" svg:x="0.66cm" svg:y="3.7cm">
          <text:list text:style-name="L2">
            <text:list-item>
              <text:p text:style-name="P8"><text:span text:style-name="T7">Distribution</text:span></text:p>
              <text:list>
                <text:list-item>
                  <text:list>
                    <text:list-item>
                      <text:p text:style-name="P8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9">Construire un catalogue des paquets disponibles</text:span></text:p>
                        </text:list-item>
                        <text:list-item>
                          <text:p text:style-name="P8"><text:span text:style-name="T19">Construire un arbre de dépendances</text:span></text:p>
                        </text:list-item>
                        <text:list-item>
                          <text:p text:style-name="P8"><text:span text:style-name="T19">Interroger l'index</text:span></text:p>
                        </text:list-item>
                        <text:list-item>
                          <text:p text:style-name="P8"><text:span text:style-name="T19">Consulter les propriétés</text:span></text:p>
                        </text:list-item>
                        <text:list-item>
                          <text:p text:style-name="P8"><text:span text:style-name="T19">Télécharg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21">Bibliothèques partagées</text:span></text:p>
              <text:list>
                <text:list-item>
                  <text:list>
                    <text:list-item>
                      <text:p text:style-name="P8"><text:span text:style-name="T22">Fonctions logicielles partagées entre applications</text:span></text:p>
                    </text:list-item>
                    <text:list-item>
                      <text:p text:style-name="P8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13.7cm" svg:x="0.66cm" svg:y="3.6cm">
          <text:list text:style-name="L2">
            <text:list-item>
              <text:p text:style-name="P8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8"><text:span text:style-name="T25">Programmes compilés → exécution immédiate</text:span></text:p>
                    </text:list-item>
                    <text:list-item>
                      <text:p text:style-name="P8"><text:span text:style-name="T25">Formats principaux : rpm et </text:span><text:span text:style-name="T23">deb</text:span></text:p>
                    </text:list-item>
                    <text:list-item>
                      <text:p text:style-name="P8"><text:span text:style-name="T25">1 paquet binaire par architecture supportée (i386|amd64)</text:span></text:p>
                    </text:list-item>
                    <text:list-item>
                      <text:p text:style-name="P8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8"><text:span text:style-name="T27">Programmes à compiler → temps d'installation plus long</text:span></text:p>
                    </text:list-item>
                    <text:list-item>
                      <text:p text:style-name="P8"><text:span text:style-name="T27">Formats principaux : ports, emerge et </text:span><text:span text:style-name="T28">deb-src</text:span></text:p>
                    </text:list-item>
                    <text:list-item>
                      <text:p text:style-name="P8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6cm">
          <text:list text:style-name="L2">
            <text:list-item>
              <text:p text:style-name="P8"><text:span text:style-name="T29">Contextes et autres types de paquets</text:span></text:p>
              <text:list>
                <text:list-item>
                  <text:list>
                    <text:list-item>
                      <text:p text:style-name="P8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8"><text:span text:style-name="T30"><text:a xlink:href="http://www.debian.org/doc/manuals/debian-faq/ch-pkg_basics">http://www.debian.org/doc/manuals/debian-faq/ch-pkg_basics</text:a></text:span></text:p>
                            </text:list-item>
                            <text:list-item>
                              <text:p text:style-name="P8"><text:span text:style-name="T30">Exemple : différents niveaux de priorités</text:span></text:p>
                              <text:list>
                                <text:list-item>
                                  <text:p text:style-name="P8"><text:span text:style-name="T31">Required → nécessaire au fonctionnement correct du système</text:span></text:p>
                                </text:list-item>
                                <text:list-item>
                                  <text:p text:style-name="P8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8"><text:span text:style-name="T32"><text:a xlink:href="http://www.openbsd.org/faq/fr/faq15.html">http://www.openbsd.org/faq/fr/faq15.html</text:a></text:span></text:p>
                            </text:list-item>
                            <text:list-item>
                              <text:p text:style-name="P8"><text:span text:style-name="T32">Exemple : «saveurs» (flavors) et sous-paquetages (subpackages)</text:span></text:p>
                              <text:list>
                                <text:list-item>
                                  <text:p text:style-name="P8"><text:span text:style-name="T33">Flavors → options de compilation</text:span></text:p>
                                </text:list-item>
                                <text:list-item>
                                  <text:p text:style-name="P8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6cm">
          <text:list text:style-name="L2">
            <text:list-item>
              <text:p text:style-name="P8"><text:span text:style-name="T29">APT : Advanced Package Tool</text:span></text:p>
              <text:list>
                <text:list-item>
                  <text:list>
                    <text:list-item>
                      <text:p text:style-name="P8"><text:span text:style-name="T25">Gestion automatisée des dépendances depuis l'origine (1993)</text:span></text:p>
                    </text:list-item>
                    <text:list-item>
                      <text:p text:style-name="P8"><text:span text:style-name="T25">APT → Bibliothèque C++ utilisée par différentes applications</text:span></text:p>
                    </text:list-item>
                    <text:list-item>
                      <text:p text:style-name="P8"><text:span text:style-name="T25">Concepts progressivement appliqués aux autres systèmes</text:span></text:p>
                    </text:list-item>
                    <text:list-item>
                      <text:p text:style-name="P8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8"><text:span text:style-name="T30">Installation unique pour toute la durée de vie d'un système</text:span></text:p>
                            </text:list-item>
                            <text:list-item>
                              <text:p text:style-name="P8"><text:span text:style-name="T30">Stratégie établie suivant les branches de la distribution</text:span></text:p>
                            </text:list-item>
                            <text:list-item>
                              <text:p text:style-name="P8"><text:span text:style-name="T30">Configuration préservée entre les mises à jour</text:span></text:p>
                            </text:list-item>
                            <text:list-item>
                              <text:p text:style-name="P8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3.14cm" svg:height="7.4cm" svg:x="0.66cm" svg:y="3.6cm">
          <text:list text:style-name="L2">
            <text:list-item>
              <text:p text:style-name="P8"><text:span text:style-name="T25">Gestion de la configuration</text:span></text:p>
              <text:p text:style-name="P8"><text:span text:style-name="T25">des paquets</text:span></text:p>
            </text:list-item>
            <text:list-item>
              <text:p text:style-name="P8"><text:span text:style-name="T32">Plusieurs interfaces</text:span></text:p>
              <text:p text:style-name="P8"><text:span text:style-name="T32">utilisateur disponibles</text:span></text:p>
            </text:list-item>
            <text:list-item>
              <text:p text:style-name="P8"><text:span text:style-name="T32">Mémorisation des choix</text:span></text:p>
              <text:p text:style-name="P8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511cm" svg:height="14.75cm" svg:x="13.289cm" svg:y="3.1cm">
          <draw:image xlink:href="Pictures/100002010000043C000002F37E0F776F.png" xlink:type="simple" xlink:show="embed" xlink:actuate="onLoad">
            <text:p/>
          </draw:image>
        </draw:frame>
        <draw:custom-shape draw:style-name="gr27" draw:text-style-name="P14" draw:layer="layout" svg:width="12.4cm" svg:height="1.7cm" svg:x="1cm" svg:y="11.8cm">
          <text:p text:style-name="P13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cm" svg:x="0.66cm" svg:y="3.6cm">
          <text:list text:style-name="L2">
            <text:list-item>
              <text:p text:style-name="P8"><text:span text:style-name="T29">Advanced Package Tool</text:span></text:p>
              <text:list>
                <text:list-item>
                  <text:list>
                    <text:list-item>
                      <text:p text:style-name="P8"><text:span text:style-name="T25">Branches &amp; catégories de paquets</text:span></text:p>
                    </text:list-item>
                    <text:list-item>
                      <text:p text:style-name="P8"><text:span text:style-name="T25">4 branches permanentes et indépendantes des versions principales</text:span></text:p>
                    </text:list-item>
                    <text:list-item>
                      <text:p text:style-name="P8"><text:span text:style-name="T25">Branches</text:span></text:p>
                      <text:list>
                        <text:list-item>
                          <text:list>
                            <text:list-item>
                              <text:p text:style-name="P8"><text:span text:style-name="T35">stable</text:span><text:span text:style-name="T32"> → paquets officiels</text:span></text:p>
                            </text:list-item>
                            <text:list-item>
                              <text:p text:style-name="P8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8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8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8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8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8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14.6cm" svg:x="0.66cm" svg:y="3.6cm">
          <text:list text:style-name="L2">
            <text:list-item>
              <text:p text:style-name="P8"><text:span text:style-name="T29">Rythme des mises à jour suivant les branches</text:span></text:p>
              <text:list>
                <text:list-item>
                  <text:list>
                    <text:list-item>
                      <text:p text:style-name="P8"><text:span text:style-name="T23">stable</text:span></text:p>
                      <text:list>
                        <text:list-item>
                          <text:list>
                            <text:list-item>
                              <text:p text:style-name="P8"><text:span text:style-name="T32">Risque minimal → parfait pour les infrastructures critiques</text:span></text:p>
                            </text:list-item>
                            <text:list-item>
                              <text:p text:style-name="P8"><text:span text:style-name="T32">Intégration des correctifs de sécurité sans évolution de version</text:span></text:p>
                            </text:list-item>
                            <text:list-item>
                              <text:p text:style-name="P8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3">testing</text:span></text:p>
                      <text:list>
                        <text:list-item>
                          <text:list>
                            <text:list-item>
                              <text:p text:style-name="P8"><text:span text:style-name="T32">Risque moyen → convient bien pour les infrastructures de test</text:span></text:p>
                            </text:list-item>
                            <text:list-item>
                              <text:p text:style-name="P8"><text:span text:style-name="T32">Intégration des correctifs de sécurité avec évolution de version</text:span></text:p>
                            </text:list-item>
                            <text:list-item>
                              <text:p text:style-name="P8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3">unstable</text:span></text:p>
                      <text:list>
                        <text:list-item>
                          <text:list>
                            <text:list-item>
                              <text:p text:style-name="P8"><text:span text:style-name="T32">Risque élevé → «il faut assumer ses propres choix»</text:span></text:p>
                            </text:list-item>
                            <text:list-item>
                              <text:p text:style-name="P8"><text:span text:style-name="T32">Pas de correctifs de sécurité</text:span></text:p>
                            </text:list-item>
                            <text:list-item>
                              <text:p text:style-name="P8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cm" svg:x="0.66cm" svg:y="3.6cm">
          <text:list text:style-name="L2">
            <text:list-item>
              <text:p text:style-name="P8"><text:span text:style-name="T29">Interfaces utilisateur de gestion des paquets</text:span></text:p>
              <text:list>
                <text:list-item>
                  <text:list>
                    <text:list-item>
                      <text:p text:style-name="P8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8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8"><text:span text:style-name="T32">Interface préconisée officiellement</text:span></text:p>
                            </text:list-item>
                            <text:list-item>
                              <text:p text:style-name="P8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Ligne de commande → </text:span><text:span text:style-name="T23">aptitude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8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8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3.14cm" svg:height="13.7cm" svg:x="0.66cm" svg:y="3.6cm">
          <text:list text:style-name="L2">
            <text:list-item>
              <text:p text:style-name="P8"><text:span text:style-name="T25">aptitude</text:span></text:p>
            </text:list-item>
            <text:list-item>
              <text:p text:style-name="P8"><text:span text:style-name="T32">'</text:span><text:span text:style-name="T37">u</text:span><text:span text:style-name="T32">' → update</text:span></text:p>
            </text:list-item>
            <text:list-item>
              <text:p text:style-name="P8"><text:span text:style-name="T32">'</text:span><text:span text:style-name="T37">U</text:span><text:span text:style-name="T32">' → marquer les paquets à </text:span></text:p>
              <text:p text:style-name="P8"><text:span text:style-name="T32">mettre à jour</text:span></text:p>
            </text:list-item>
            <text:list-item>
              <text:p text:style-name="P8"><text:span text:style-name="T32">'</text:span><text:span text:style-name="T37">g</text:span><text:span text:style-name="T32">' x2 → installer/enlever des</text:span></text:p>
              <text:p text:style-name="P8"><text:span text:style-name="T32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511cm" svg:height="14.75cm" svg:x="13.438cm" svg:y="3.119cm">
          <draw:image xlink:href="Pictures/100002010000043C000002F3E809B8B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2.8cm" svg:x="0.66cm" svg:y="3.6cm">
          <text:list text:style-name="L2">
            <text:list-item>
              <text:p text:style-name="P8"><text:span text:style-name="T29">Catalogue &amp; Arbre des dépendances</text:span></text:p>
              <text:list>
                <text:list-item>
                  <text:list>
                    <text:list-item>
                      <text:p text:style-name="P8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16"><text:span text:style-name="T38">deb http://ftp.fr.debian.org/debian/ stable main contrib non-free</text:span></text:p>
          <text:p text:style-name="P8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38">deb-src http://ftp.fr.debian.org/debian/ stable main contrib non-free</text:span></text:p>
          <text:p text:style-name="P8"><text:span text:style-name="T38"/></text:p>
          <text:p text:style-name="P8"><text:span text:style-name="T38"/></text:p>
          <text:p text:style-name="P8"><text:span text:style-name="T38">deb http://security.debian.org/ stable/updates main</text:span></text:p>
          <text:p text:style-name="P8"><text:span text:style-name="T38"/></text:p>
          <text:p text:style-name="P8"><text:span text:style-name="T38"/></text:p>
          <text:p text:style-name="P8"><text:span text:style-name="T38">deb http://www.debian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3.6cm" svg:height="1.4cm" svg:x="0.8cm" svg:y="8cm">
          <text:p text:style-name="P2"><text:span text:style-name="T40">paquets</text:span></text:p>
          <text:p text:style-name="P2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9.199cm" svg:y="8.012cm">
          <text:p text:style-name="P2"><text:span text:style-name="T40">adresse</text:span></text:p>
          <text:p text:style-name="P2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16.299cm" svg:y="8.012cm">
          <text:p text:style-name="P2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2.498cm" svg:y="8.024cm">
          <text:p text:style-name="P2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0.799cm" svg:y="11.112cm">
          <text:p text:style-name="P2"><text:span text:style-name="T40">paquets</text:span></text:p>
          <text:p text:style-name="P2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8.602cm" svg:height="1.4cm" svg:x="4.998cm" svg:y="14.224cm">
          <text:p text:style-name="P2"><text:span text:style-name="T40">adresse miroir</text:span></text:p>
          <text:p text:style-name="P2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6.403cm" svg:height="1.4cm" svg:x="10.097cm" svg:y="17.376cm">
          <text:p text:style-name="P2"><text:span text:style-name="T40">adresse miroir</text:span></text:p>
          <text:p text:style-name="P2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4.2cm" svg:x="0.66cm" svg:y="3.6cm">
          <text:list text:style-name="L2">
            <text:list-item>
              <text:p text:style-name="P8"><text:span text:style-name="T29">Catalogue &amp; Arbre des dépendances</text:span></text:p>
              <text:list>
                <text:list-item>
                  <text:list>
                    <text:list-item>
                      <text:p text:style-name="P8"><text:span text:style-name="T25">Cas particulier des médias de stockage</text:span></text:p>
                    </text:list-item>
                    <text:list-item>
                      <text:p text:style-name="P8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16"><text:span text:style-name="T38"/></text:p>
          <text:p text:style-name="P16"><text:span text:style-name="T38"/></text:p>
          <text:p text:style-name="P16"><text:span text:style-name="T38">deb cdrom:[Debian GNU/Linux 6.0.4 _Squeeze_ \</text:span></text:p>
          <text:p text:style-name="P8"><text:span text:style-name="T38">- Official amd64 DVD Binary-1 20120128-13:42]/ squeeze contrib main</text:span></text:p>
          <text:p text:style-name="P8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6cm" svg:height="1.4cm" svg:x="0.4cm" svg:y="8.2cm">
          <text:p text:style-name="P2"><text:span text:style-name="T40">paquets</text:span></text:p>
          <text:p text:style-name="P2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4.8cm" svg:y="8.2cm">
          <text:p text:style-name="P2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20.8cm" svg:y="9.4cm">
          <text:p text:style-name="P2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5.6cm" svg:y="9.4cm">
          <text:p text:style-name="P2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33.33cm" svg:height="6cm" svg:x="0.66cm" svg:y="12.6cm">
          <text:list text:style-name="L2">
            <text:list-item>
              <text:p text:style-name="P8"><text:span text:style-name="T29">Étapes de construction</text:span></text:p>
              <text:list>
                <text:list-item>
                  <text:list>
                    <text:list-item>
                      <text:p text:style-name="P8"><text:span text:style-name="T42">Analyse de chaque source</text:span></text:p>
                    </text:list-item>
                    <text:list-item>
                      <text:p text:style-name="P8"><text:span text:style-name="T43">Téléchargement des différences</text:span></text:p>
                    </text:list-item>
                    <text:list-item>
                      <text:p text:style-name="P8"><text:span text:style-name="T43">Contrôle d'intégrité</text:span></text:p>
                    </text:list-item>
                    <text:list-item>
                      <text:p text:style-name="P8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8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3.7cm" svg:x="0.66cm" svg:y="3.5cm">
          <text:list text:style-name="L2">
            <text:list-item>
              <text:p text:style-name="P8"><text:span text:style-name="T8">Construction du catalogue</text:span></text:p>
              <text:list>
                <text:list-item>
                  <text:list>
                    <text:list-item>
                      <text:p text:style-name="P8"><text:span text:style-name="T32">En mode console → </text:span><text:span text:style-name="T44">aptitude -u</text:span></text:p>
                    </text:list-item>
                    <text:list-item>
                      <text:p text:style-name="P8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1.4cm" svg:height="6.6cm" svg:x="1.66cm" svg:y="8.1cm">
          <text:p text:style-name="P13"><text:span text:style-name="T36"># aptitude update</text:span></text:p>
          <text:p text:style-name="P13"><text:span text:style-name="T36">Ign http://ftp.fr.debian.org stable InRelease</text:span></text:p>
          <text:p text:style-name="P13"><text:span text:style-name="T36">Prendre : <text:s/>1 http://security.debian.org stable/updates InRelease [87,8 kB]</text:span></text:p>
          <text:p text:style-name="P13"><text:span text:style-name="T36">Prendre : <text:s/>2 http://ftp.fr.debian.org stable Release.gpg [1 672 B]</text:span></text:p>
          <text:p text:style-name="P13"><text:span text:style-name="T36">Prendre : <text:s/>3 http://ftp.fr.debian.org stable Release [111 kB] <text:s text:c="6"/></text:span></text:p>
          <text:p text:style-name="P13"><text:span text:style-name="T36">Prendre : <text:s/>4 http://security.debian.org stable/updates/main amd64 Packages [221 kB]</text:span></text:p>
          <text:p text:style-name="P13"><text:span text:style-name="T36">Prendre : <text:s/>5 http://ftp.fr.debian.org stable/main amd64 Packages [6 542 kB]</text:span></text:p>
          <text:p text:style-name="P13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3cm" svg:x="0.66cm" svg:y="3.5cm">
          <text:list text:style-name="L2">
            <text:list-item>
              <text:p text:style-name="P8"><text:span text:style-name="T7">Mise à jour à l'échelle système</text:span></text:p>
              <text:list>
                <text:list-item>
                  <text:list>
                    <text:list-item>
                      <text:p text:style-name="P8"><text:span text:style-name="T25">En ligne de commande → </text:span><text:span text:style-name="T45">aptitude safe-upgrade</text:span></text:p>
                      <text:list>
                        <text:list-item>
                          <text:p text:style-name="P8"><text:span text:style-name="T46">Résolution complète des dépendances</text:span></text:p>
                        </text:list-item>
                        <text:list-item>
                          <text:p text:style-name="P8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8"><text:span text:style-name="T47">En ligne de commande → </text:span><text:span text:style-name="T45">aptitude full-upgrade</text:span></text:p>
                      <text:list>
                        <text:list-item>
                          <text:p text:style-name="P8"><text:span text:style-name="T46">Résolution complète des dépendances</text:span></text:p>
                        </text:list-item>
                        <text:list-item>
                          <text:p text:style-name="P8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8">Mise à jour individuelle</text:span></text:p>
              <text:list>
                <text:list-item>
                  <text:list>
                    <text:list-item>
                      <text:p text:style-name="P8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8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8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6.14cm" svg:height="14.3cm" svg:x="0.66cm" svg:y="3.5cm">
          <text:list text:style-name="L2">
            <text:list-item>
              <text:p text:style-name="P8"><text:span text:style-name="T7">Recherches dans le catalogue des paquets</text:span></text:p>
              <text:list>
                <text:list-item>
                  <text:list>
                    <text:list-item>
                      <text:p text:style-name="P8"><text:span text:style-name="T25">À partir du serveur web Debian</text:span></text:p>
                      <text:list>
                        <text:list-item>
                          <text:p text:style-name="P8"><text:span text:style-name="T46">http://packages.debian.org</text:span></text:p>
                        </text:list-item>
                        <text:list-item>
                          <text:p text:style-name="P8"><text:span text:style-name="T46">Recherche sur un nom de paquet</text:span></text:p>
                        </text:list-item>
                        <text:list-item>
                          <text:p text:style-name="P8"><text:span text:style-name="T46">Recherche sur un nom de fichier appartenant à un paquet</text:span></text:p>
                        </text:list-item>
                        <text:list-item>
                          <text:p text:style-name="P8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914cm" svg:height="14.36cm" svg:x="17.486cm" svg:y="3.5cm">
          <draw:image xlink:href="Pictures/1000000000000322000002DF689946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earch</text:span></text:p>
                    </text:list-item>
                    <text:list-item>
                      <text:p text:style-name="P8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31.4cm" svg:height="4.9cm" svg:x="1.66cm" svg:y="7.3cm">
          <text:p text:style-name="P13"><text:span text:style-name="T50">$</text:span><text:span text:style-name="T36"> aptitude -w 80 search ^wireshark</text:span></text:p>
          <text:p text:style-name="P13"><text:span text:style-name="T36">i <text:s text:c="2"/>wireshark <text:s text:c="22"/>- analyseur de trafic réseau - version GTK+ </text:span></text:p>
          <text:p text:style-name="P13"><text:span text:style-name="T36">i <text:s text:c="2"/>wireshark-common <text:s text:c="15"/>- analyseur de trafic réseau - fichiers comm</text:span></text:p>
          <text:p text:style-name="P13"><text:span text:style-name="T36">p <text:s text:c="2"/>wireshark-dbg <text:s text:c="18"/>- analyseur de trafic réseau - symboles de d</text:span></text:p>
          <text:p text:style-name="P13"><text:span text:style-name="T36">p <text:s text:c="2"/>wireshark-dev <text:s text:c="18"/>- analyseur de trafic réseau - outils de dév</text:span></text:p>
          <text:p text:style-name="P13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501cm" svg:x="0.66cm" svg:y="12.399cm">
          <text:list text:style-name="L2">
            <text:list-item>
              <text:p text:style-name="P8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31.4cm" svg:height="3cm" svg:x="1.66cm" svg:y="15.2cm">
          <text:p text:style-name="P13"><text:span text:style-name="T50">$</text:span><text:span text:style-name="T36"> aptitude -w 80 search ~i^wireshark</text:span></text:p>
          <text:p text:style-name="P13"><text:span text:style-name="T36">i <text:s text:c="2"/>wireshark <text:s text:c="22"/>- analyseur de trafic réseau - version GTK+ </text:span></text:p>
          <text:p text:style-name="P13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5cm" svg:height="1.6cm" svg:x="9.4cm" svg:y="17.6cm">
          <text:p text:style-name="P2"><text:span text:style-name="T51">Affichage sur</text:span></text:p>
          <text:p text:style-name="P2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draw:layer="layout" svg:width="5cm" svg:height="1.6cm" svg:x="8.8cm" svg:y="11cm">
          <text:p text:style-name="P2"><text:span text:style-name="T51">Le nom débute</text:span></text:p>
          <text:p text:style-name="P2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local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l</text:span></text:p>
                    </text:list-item>
                    <text:list-item>
                      <text:p text:style-name="P8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layer="layout" svg:width="30.2cm" svg:height="7.9cm" svg:x="3.6cm" svg:y="7.8cm">
          <text:p text:style-name="P13"><text:span text:style-name="T50">$</text:span><text:span text:style-name="T36"> dpkg -l wireshark*</text:span></text:p>
          <text:p text:style-name="P13"><text:span text:style-name="T36">Souhait=inconnU/Installé/suppRimé/Purgé/H=à garder</text:span></text:p>
          <text:p text:style-name="P13"><text:span text:style-name="T36">| État=Non/Installé/fichier-Config/dépaqUeté/échec-conFig/H=semi-installé/W</text:span></text:p>
          <text:p text:style-name="P13"><text:span text:style-name="T36">|/ Err?=(aucune)/besoin Réinstallation (État,Err: majuscule=mauvais)</text:span></text:p>
          <text:p text:style-name="P13"><text:span text:style-name="T36">||/ Nom <text:s text:c="20"/>Version <text:s text:c="4"/>Description</text:span></text:p>
          <text:p text:style-name="P13"><text:span text:style-name="T36">+++-=======================-===========-=======================================</text:span></text:p>
          <text:p text:style-name="P13"><text:span text:style-name="T36">ii <text:s/>wireshark <text:s text:c="14"/>1.6.7-1 <text:s text:c="4"/>network traffic analyzer - GTK+ version</text:span></text:p>
          <text:p text:style-name="P13"><text:span text:style-name="T36">ii <text:s/>wireshark-common <text:s text:c="7"/>1.6.7-1 <text:s text:c="4"/>network traffic analyzer - common files</text:span></text:p>
          <text:p text:style-name="P13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4cm" svg:height="2.2cm" svg:x="10cm" svg:y="16cm">
          <text:p text:style-name="P2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2cm" svg:height="2.2cm" svg:x="0.6cm" svg:y="13.8cm">
          <text:p text:style-name="P2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local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S</text:span></text:p>
                    </text:list-item>
                    <text:list-item>
                      <text:p text:style-name="P8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30.2cm" svg:height="4cm" svg:x="3.6cm" svg:y="7.5cm">
          <text:p text:style-name="P13"><text:span text:style-name="T52">$</text:span><text:span text:style-name="T53"> which wireshark</text:span></text:p>
          <text:p text:style-name="P13"><text:span text:style-name="T53">/usr/bin/wireshark</text:span></text:p>
          <text:p text:style-name="P13"><text:span text:style-name="T52">$</text:span><text:span text:style-name="T53"> dpkg -S /usr/bin/wireshark</text:span></text:p>
          <text:p text:style-name="P13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2.8cm" svg:height="2.2cm" svg:x="17.8cm" svg:y="9.7cm">
          <text:p text:style-name="P2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11.2cm" svg:height="2.2cm" svg:x="13.6cm" svg:y="6.9cm">
          <text:p text:style-name="P2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33.33cm" svg:height="3.601cm" svg:x="0.66cm" svg:y="11.799cm">
          <text:list text:style-name="L2">
            <text:list-item>
              <text:p text:style-name="P8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L</text:span></text:p>
                    </text:list-item>
                    <text:list-item>
                      <text:p text:style-name="P8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30.2cm" svg:height="2.2cm" svg:x="3.6cm" svg:y="15.8cm">
          <text:p text:style-name="P13"><text:span text:style-name="T52">$</text:span><text:span text:style-name="T53"> dpkg -L wireshark | grep bin/</text:span></text:p>
          <text:p text:style-name="P13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3.5cm" svg:x="0.66cm" svg:y="3.5cm">
          <text:list text:style-name="L2">
            <text:list-item>
              <text:p text:style-name="P8"><text:span text:style-name="T8">Affichage des méta-données d'un paquet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how</text:span></text:p>
                    </text:list-item>
                    <text:list-item>
                      <text:p text:style-name="P8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1" draw:layer="layout" svg:width="31.4cm" svg:height="11.5cm" svg:x="2.56cm" svg:y="7.3cm">
          <text:p text:style-name="P20"><text:span text:style-name="T54">$</text:span><text:span text:style-name="T55"> aptitude show wireshark</text:span></text:p>
          <text:p text:style-name="P20"><text:span text:style-name="T55">Paquet : wireshark <text:s text:c="27"/></text:span></text:p>
          <text:p text:style-name="P20"><text:span text:style-name="T55">État: installé</text:span></text:p>
          <text:p text:style-name="P20"><text:span text:style-name="T55">Automatiquement installé: non</text:span></text:p>
          <text:p text:style-name="P20"><text:span text:style-name="T55">Version : 1.6.7-1</text:span></text:p>
          <text:p text:style-name="P20"><text:span text:style-name="T55">Priorité : optionnel</text:span></text:p>
          <text:p text:style-name="P20"><text:span text:style-name="T55">Section : net</text:span></text:p>
          <text:p text:style-name="P20"><text:span text:style-name="T55">Responsable : Balint Reczey &lt;balint@balintreczey.hu&gt;</text:span></text:p>
          <text:p text:style-name="P20"><text:span text:style-name="T55">Architecture : amd64</text:span></text:p>
          <text:p text:style-name="P20"><text:span text:style-name="T55">Taille décompressée : 2 267 k</text:span></text:p>
          <text:p text:style-name="P20"><text:span text:style-name="T55">Dépend: libc6 (&gt;= 2.7), libgdk-pixbuf2.0-0 (&gt;= 2.22.0), libglib2.0-0 (&gt;= 2.24.0),</text:span></text:p>
          <text:p text:style-name="P20"><text:span text:style-name="T55"><text:s text:c="8"/></text:span><text:span text:style-name="T55">libgtk2.0-0 (&gt;= 2.18.0), libpango1.0-0 (&gt;= 1.14.0), libpcap0.8 (&gt;= 0.9.8),</text:span></text:p>
          <text:p text:style-name="P20"><text:span text:style-name="T55"><text:s text:c="8"/></text:span><text:span text:style-name="T55">Libportaudio2 (&gt;= 19+svn20101113), libwireshark1 (&gt;= 1.6.0-1), libwiretap1 (&gt;= 1.6.0-1),</text:span></text:p>
          <text:p text:style-name="P20"><text:span text:style-name="T55"><text:s text:c="8"/></text:span><text:span text:style-name="T55">libwsutil1 (&gt;= 1.6.0-1), zlib1g (&gt;= 1:1.1.4), wireshark-common (= 1.6.7-1)</text:span></text:p>
          <text:p text:style-name="P20"><text:span text:style-name="T55">Est en conflit: ethereal (&lt; 1.0.0-3)</text:span></text:p>
          <text:p text:style-name="P20"><text:span text:style-name="T55">Remplace: ethereal (&lt; 1.0.0-3)</text:span></text:p>
          <text:p text:style-name="P20"><text:span text:style-name="T55">Description : analyseur de trafic réseau - version GTK+</text:span></text:p>
          <text:p text:style-name="P20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5.2cm" svg:height="1.6cm" svg:x="0.2cm" svg:y="14.5cm">
          <text:p text:style-name="P2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6cm" svg:height="1.6cm" svg:x="12.2cm" svg:y="7.8cm">
          <text:p text:style-name="P2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4.5cm" svg:x="0.66cm" svg:y="3.5cm">
          <text:list text:style-name="L2">
            <text:list-item>
              <text:p text:style-name="P8"><text:span text:style-name="T8">Suppression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remov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8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31.4cm" svg:height="5.7cm" svg:x="2.56cm" svg:y="8.3cm">
          <text:p text:style-name="P20"><text:span text:style-name="T50">#</text:span><text:span text:style-name="T36"> aptitude remove wireshark</text:span></text:p>
          <text:p text:style-name="P20"><text:span text:style-name="T36">Les paquets suivants seront ENLEVÉS : <text:s text:c="8"/></text:span></text:p>
          <text:p text:style-name="P20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0"><text:span text:style-name="T36">0 paquets mis à jour, 0 nouvellement installés, 10 à enlever et 0 non mis à jour.</text:span></text:p>
          <text:p text:style-name="P20"><text:span text:style-name="T36">Il est nécessaire de télécharger 0 o d'archives. Après dépaquetage, 62,4 Mo seront libérés.</text:span></text:p>
          <text:p text:style-name="P20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31.4cm" svg:height="2.6cm" svg:x="2.56cm" svg:y="14.5cm">
          <text:p text:style-name="P20"><text:span text:style-name="T52">#</text:span><text:span text:style-name="T53"> aptitude search ^wireshark</text:span></text:p>
          <text:p text:style-name="P20"><text:span text:style-name="T53">c <text:s text:c="2"/>wireshark <text:s text:c="16"/>- analyseur de trafic réseau - version GTK+</text:span></text:p>
          <text:p text:style-name="P20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4.5cm" svg:x="0.66cm" svg:y="3.5cm">
          <text:list text:style-name="L2">
            <text:list-item>
              <text:p text:style-name="P8"><text:span text:style-name="T8">Suppression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remov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8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2" draw:layer="layout" svg:width="31.4cm" svg:height="5.7cm" svg:x="2.56cm" svg:y="8.3cm">
          <text:p text:style-name="P20"><text:span text:style-name="T50">#</text:span><text:span text:style-name="T36"> aptitude remove wireshark</text:span></text:p>
          <text:p text:style-name="P20"><text:span text:style-name="T36">Les paquets suivants seront ENLEVÉS : <text:s text:c="8"/></text:span></text:p>
          <text:p text:style-name="P20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0"><text:span text:style-name="T36">0 paquets mis à jour, 0 nouvellement installés, 10 à enlever et 0 non mis à jour.</text:span></text:p>
          <text:p text:style-name="P20"><text:span text:style-name="T36">Il est nécessaire de télécharger 0 o d'archives. Après dépaquetage, 62,4 Mo seront libérés.</text:span></text:p>
          <text:p text:style-name="P20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4" draw:layer="layout" svg:width="31.4cm" svg:height="2.6cm" svg:x="2.56cm" svg:y="14.5cm">
          <text:p text:style-name="P20"><text:span text:style-name="T52">#</text:span><text:span text:style-name="T53"> aptitude search ^wireshark</text:span></text:p>
          <text:p text:style-name="P20"><text:span text:style-name="T53">c <text:s text:c="2"/>wireshark <text:s text:c="16"/>- analyseur de trafic réseau - version GTK+</text:span></text:p>
          <text:p text:style-name="P20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4.5cm" svg:x="0.66cm" svg:y="3.5cm">
          <text:list text:style-name="L2">
            <text:list-item>
              <text:p text:style-name="P8"><text:span text:style-name="T8">Purge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purg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8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5" draw:layer="layout" svg:width="31.4cm" svg:height="6.8cm" svg:x="2.56cm" svg:y="8.3cm">
          <text:p text:style-name="P20"><text:span text:style-name="T59">#</text:span><text:span text:style-name="T60"> aptitude purge wireshark</text:span></text:p>
          <text:p text:style-name="P20"><text:span text:style-name="T60">Les paquets suivants seront ENLEVÉS : <text:s text:c="8"/></text:span></text:p>
          <text:p text:style-name="P20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0"><text:span text:style-name="T60">0 paquets mis à jour, 0 nouvellement installés, 10 à enlever et 0 non mis à jour.</text:span></text:p>
          <text:p text:style-name="P20"><text:span text:style-name="T60">Il est nécessaire de télécharger 0 o d'archives. Après dépaquetage, 62,4 Mo seront libérés.</text:span></text:p>
          <text:p text:style-name="P20"><text:span text:style-name="T60">Voulez-vous continuer ? [Y/n/?] </text:span></text:p>
          <text:p text:style-name="P20"><text:span text:style-name="T60">(Lecture de la base de données... 83276 fichiers et répertoires déjà installés.)</text:span></text:p>
          <text:p text:style-name="P20"><text:span text:style-name="T60">Suppression de wireshark ...</text:span></text:p>
          <text:p text:style-name="P20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4" draw:layer="layout" svg:width="31.4cm" svg:height="2.6cm" svg:x="2.56cm" svg:y="15.5cm">
          <text:p text:style-name="P20"><text:span text:style-name="T52">#</text:span><text:span text:style-name="T53"> aptitude search ^wireshark</text:span></text:p>
          <text:p text:style-name="P20"><text:span text:style-name="T53">p <text:s text:c="2"/>wireshark <text:s text:c="18"/>- analyseur de trafic réseau - version GTK+</text:span></text:p>
          <text:p text:style-name="P20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8.2cm" svg:y="17.4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3.5cm" svg:x="0.66cm" svg:y="3.5cm">
          <text:list text:style-name="L2">
            <text:list-item>
              <text:p text:style-name="P8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8"><text:span text:style-name="T32">Suppression en ligne de commande → </text:span><text:span text:style-name="T44">dpkg --remove</text:span></text:p>
                    </text:list-item>
                    <text:list-item>
                      <text:p text:style-name="P8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8" draw:layer="layout" svg:width="29.8cm" svg:height="11.2cm" svg:x="4.2cm" svg:y="7.2cm">
          <text:p text:style-name="P13"><text:span text:style-name="T50">#</text:span><text:span text:style-name="T36"> dpkg -l wireshark | egrep '^(i|r|u)'</text:span></text:p>
          <text:p text:style-name="P13"><text:span text:style-name="T36">ii <text:s/>wireshark <text:s text:c="14"/>1.6.7-1 <text:s text:c="8"/>network traffic analyzer - GTK+ version</text:span></text:p>
          <text:p text:style-name="P13"><text:span text:style-name="T50">#</text:span><text:span text:style-name="T36"> dpkg --remove wireshark</text:span></text:p>
          <text:p text:style-name="P13"><text:span text:style-name="T36">(Lecture de la base de données... 83276 fichiers et répertoires déjà installés.)</text:span></text:p>
          <text:p text:style-name="P13"><text:span text:style-name="T36">Suppression de wireshark …</text:span></text:p>
          <text:p text:style-name="P13"><text:span text:style-name="T50">#</text:span><text:span text:style-name="T36"> dpkg -l wireshark | egrep '^(i|r|u)'</text:span></text:p>
          <text:p text:style-name="P13"><text:span text:style-name="T36">rc <text:s/>wireshark <text:s text:c="14"/>1.6.7-1 <text:s text:c="8"/>network traffic analyzer - GTK+ version</text:span></text:p>
          <text:p text:style-name="P13"><text:span text:style-name="T50">#</text:span><text:span text:style-name="T36"> dpkg --purge wireshark</text:span></text:p>
          <text:p text:style-name="P13"><text:span text:style-name="T36">(Lecture de la base de données... 83264 fichiers et répertoires déjà installés.)</text:span></text:p>
          <text:p text:style-name="P13"><text:span text:style-name="T36">Suppression de wireshark ...</text:span></text:p>
          <text:p text:style-name="P13"><text:span text:style-name="T36">Purge des fichiers de configuration de wireshark …</text:span></text:p>
          <text:p text:style-name="P13"><text:span text:style-name="T50">#</text:span><text:span text:style-name="T36"> dpkg -l wireshark | egrep '^(i|r|u)'</text:span></text:p>
          <text:p text:style-name="P13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4.2cm" svg:height="2.2cm" svg:x="0.1cm" svg:y="7.2cm">
          <text:p text:style-name="P2"><text:span text:style-name="T61">Installé &amp;</text:span></text:p>
          <text:p text:style-name="P2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2.6cm" svg:x="0.099cm" svg:y="11cm">
          <text:p text:style-name="P2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1.801cm" svg:x="0.098cm" svg:y="15.998cm">
          <text:p text:style-name="P28"><text:span text:style-name="T62">Ni installé</text:span></text:p>
          <text:p text:style-name="P2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33.33cm" svg:height="4.7cm" svg:x="0.66cm" svg:y="3.5cm">
          <text:list text:style-name="L2">
            <text:list-item>
              <text:p text:style-name="P8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2">Installation «optimale» → processus long</text:span></text:p>
                    </text:list-item>
                    <text:list-item>
                      <text:p text:style-name="P8"><text:span text:style-name="T32">Duplication de la liste des paquets installés sans les configurations</text:span></text:p>
                    </text:list-item>
                    <text:list-item>
                      <text:p text:style-name="P8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31.4cm" svg:height="2.3cm" svg:x="1.66cm" svg:y="10.9cm">
          <text:list text:style-name="L2">
            <text:list-header>
              <text:p text:style-name="P8"><text:span text:style-name="T52">$</text:span><text:span text:style-name="T53"> aptitude search \</text:span></text:p>
              <text:p text:style-name="P8"><text:span text:style-name="T53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2">Sur le système </text:span><text:span text:style-name="T63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31.4cm" svg:height="2.3cm" svg:x="1.66cm" svg:y="15.6cm">
          <text:list text:style-name="L2">
            <text:list-header>
              <text:p text:style-name="P8"><text:span text:style-name="T52">#</text:span><text:span text:style-name="T53"> aptitude install \</text:span></text:p>
              <text:p text:style-name="P8"><text:span text:style-name="T53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2">Sur le système </text:span><text:span text:style-name="T63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12.9cm" svg:x="0.66cm" svg:y="3.5cm">
          <text:list text:style-name="L2">
            <text:list-item>
              <text:p text:style-name="P8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8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8"><text:span text:style-name="T33">Serveur web apache</text:span></text:p>
                            </text:list-item>
                            <text:list-item>
                              <text:p text:style-name="P8"><text:span text:style-name="T33">Langage PHP</text:span></text:p>
                            </text:list-item>
                            <text:list-item>
                              <text:p text:style-name="P8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2">Afficher les méta-données des paquets installés</text:span></text:p>
                    </text:list-item>
                    <text:list-item>
                      <text:p text:style-name="P8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8"><text:span text:style-name="T33">Localiser les fichiers de documentation</text:span></text:p>
                            </text:list-item>
                            <text:list-item>
                              <text:p text:style-name="P8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2">Reconfigurer les deux serveurs : apache &amp; mysql</text:span></text:p>
                    </text:list-item>
                    <text:list-item>
                      <text:p text:style-name="P8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8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708cm" svg:height="2.383cm" svg:x="19.8cm" svg:y="5.217cm">
          <draw:image xlink:href="Pictures/10000000000000F10000007A5911105C.png" xlink:type="simple" xlink:show="embed" xlink:actuate="onLoad">
            <text:p/>
          </draw:image>
        </draw:frame>
        <draw:frame draw:style-name="gr5" draw:text-style-name="P2" draw:layer="layout" svg:width="3.3cm" svg:height="2.5cm" svg:x="24.8cm" svg:y="7.3cm">
          <draw:image xlink:href="Pictures/1000000000000147000000F8D0E3F13E.jpg" xlink:type="simple" xlink:show="embed" xlink:actuate="onLoad">
            <text:p/>
          </draw:image>
        </draw:frame>
        <draw:frame draw:style-name="gr5" draw:text-style-name="P2" draw:layer="layout" svg:width="4.83cm" svg:height="2.5cm" svg:x="28.6cm" svg:y="9.8cm">
          <draw:image xlink:href="Pictures/10000201000001E9000000FDAF3F9820.png" xlink:type="simple" xlink:show="embed" xlink:actuate="onLoad">
            <text:p/>
          </draw:image>
        </draw:frame>
        <draw:frame draw:style-name="gr5" draw:text-style-name="P2" draw:layer="layout" svg:width="5.33cm" svg:height="4cm" svg:x="22cm" svg:y="12cm">
          <draw:image xlink:href="Pictures/100002010000012C000000E18ED403C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3.33cm" svg:height="4.5cm" svg:x="0.66cm" svg:y="3.5cm">
          <text:list text:style-name="L2">
            <text:list-item>
              <text:p text:style-name="P8"><text:span text:style-name="T8">Installation du serveur web</text:span></text:p>
              <text:list>
                <text:list-item>
                  <text:list>
                    <text:list-item>
                      <text:p text:style-name="P8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8"><text:span text:style-name="T64">Paquet individuel apache2 </text:span><text:span text:style-name="T64"><text:tab/></text:span><text:span text:style-name="T64"><text:tab/></text:span><text:span text:style-name="T64">→ 10 paquets à installer</text:span></text:p>
                            </text:list-item>
                            <text:list-item>
                              <text:p text:style-name="P8"><text:span text:style-name="T64">Méta-paquet task-web-server </text:span><text:span text:style-name="T64"><text:tab/></text:span><text:span text:style-name="T64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31.4cm" svg:height="9.3cm" svg:x="1.66cm" svg:y="8.3cm">
          <text:p text:style-name="P29"><text:span text:style-name="T36"># aptitude install task-web-server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analog{a} apache2-doc{a} apache2-mpm-prefork{a} apache2-utils{a} apache2.2-bin{a} apache2.2-common{a} libapache2-mod-perl2{a} libapache2-mod-php5{a} libapache2-mod-python{a} </text:span></text:p>
          <text:p text:style-name="P29"><text:span text:style-name="T36"><text:s text:c="2"/></text:span><text:span text:style-name="T36">libapache2-reload-perl{a} libapr1{a} libaprutil1{a} libaprutil1-dbd-sqlite3{a} libaprutil1-ldap{a} libbsd-resource-perl{a} libdevel-symdump-perl{a} libonig2{a} libperl5.14{a} </text:span></text:p>
          <text:p text:style-name="P29"><text:span text:style-name="T36"><text:s text:c="2"/></text:span><text:span text:style-name="T36">libqdbm14{a} php5-cli{a} php5-common{a} ssl-cert{a} task-web-server </text:span></text:p>
          <text:p text:style-name="P29"><text:span text:style-name="T36">0 paquets mis à jour, 23 nouvellement installés, 0 à enlever et 0 non mis à jour.</text:span></text:p>
          <text:p text:style-name="P29"><text:span text:style-name="T36">Il est nécessaire de télécharger 13,3 Mo d'archives. Après dépaquetage, 43,7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6.92cm" svg:height="7cm" svg:x="16.6cm" svg:y="11.3cm">
          <draw:image xlink:href="Pictures/10000000000002D800000132123BB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langage PHP</text:span></text:p>
              <text:list>
                <text:list-item>
                  <text:list>
                    <text:list-item>
                      <text:p text:style-name="P8"><text:span text:style-name="T30">Paquet php5</text:span></text:p>
                    </text:list-item>
                    <text:list-item>
                      <text:p text:style-name="P8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0" draw:layer="layout" svg:width="31.4cm" svg:height="9.3cm" svg:x="1.66cm" svg:y="8.1cm">
          <text:p text:style-name="P29"><text:span text:style-name="T36"># aptitude install php5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php5 </text:span></text:p>
          <text:p text:style-name="P29"><text:span text:style-name="T36">0 paquets mis à jour, 1 nouvellement installés, 0 à enlever et 0 non mis à jour.</text:span></text:p>
          <text:p text:style-name="P29"><text:span text:style-name="T36">Il est nécessaire de télécharger 1 018 o d'archives. Après dépaquetage, 21,5 ko seront utilisés.</text:span></text:p>
          <text:p text:style-name="P29"><text:span text:style-name="T36">Prendre : <text:s/>1 http://ftp.fr.debian.org/debian/ unstable/main php5 all 5.4.3-4 [1 018 B]</text:span></text:p>
          <text:p text:style-name="P29"><text:span text:style-name="T36"><text:s/></text:span><text:span text:style-name="T36">1 018 o téléchargés en 0s (2 175 o/s)</text:span></text:p>
          <text:p text:style-name="P29"><text:span text:style-name="T36">Sélection du paquet php5 précédemment désélectionné.</text:span></text:p>
          <text:p text:style-name="P29"><text:span text:style-name="T36">(Lecture de la base de données... 86681 fichiers et répertoires déjà installés.)</text:span></text:p>
          <text:p text:style-name="P29"><text:span text:style-name="T36">Dépaquetage de php5 (à partir de .../archives/php5_5.4.3-4_all.deb) ...</text:span></text:p>
          <text:p text:style-name="P29"><text:span text:style-name="T36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1.06cm" svg:height="12cm" svg:x="12.4cm" svg:y="6.9cm">
          <draw:image xlink:href="Pictures/1000000000000325000001D23126F78D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serveur MySQL</text:span></text:p>
              <text:list>
                <text:list-item>
                  <text:list>
                    <text:list-item>
                      <text:p text:style-name="P8"><text:span text:style-name="T30">Paquet </text:span><text:span text:style-name="T65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0" draw:layer="layout" svg:width="31.4cm" svg:height="9.3cm" svg:x="1.66cm" svg:y="8.1cm">
          <text:p text:style-name="P29"><text:span text:style-name="T50">#</text:span><text:span text:style-name="T36"> aptitude install mysql-server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libaio1{a} libdbd-mysql-perl{a} libdbi-perl{a} libhtml-template-perl{a} libmysqlclient16{a} libnet-daemon-perl{a} libplrpc-perl{a} mysql-client-5.5{a} mysql-common{a} mysql-server </text:span></text:p>
          <text:p text:style-name="P29"><text:span text:style-name="T36"><text:s text:c="2"/></text:span><text:span text:style-name="T36">mysql-server-5.5{a} mysql-server-core-5.5{a} </text:span></text:p>
          <text:p text:style-name="P29"><text:span text:style-name="T36">0 paquets mis à jour, 12 nouvellement installés, 0 à enlever et 0 non mis à jour.</text:span></text:p>
          <text:p text:style-name="P29"><text:span text:style-name="T36">Il est nécessaire de télécharger 26,9 Mo d'archives. Après dépaquetage, 94,0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7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8.51cm" svg:height="13cm" svg:x="15.7cm" svg:y="5.2cm">
          <draw:image xlink:href="Pictures/100000000000027E000001C7741945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gestionnaire PHPMyAdmin</text:span></text:p>
              <text:list>
                <text:list-item>
                  <text:list>
                    <text:list-item>
                      <text:p text:style-name="P8"><text:span text:style-name="T30">Paquet </text:span><text:span text:style-name="T65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0" draw:layer="layout" svg:width="31.4cm" svg:height="9.3cm" svg:x="1.66cm" svg:y="8.1cm">
          <text:p text:style-name="P29"><text:span text:style-name="T50">#</text:span><text:span text:style-name="T36"> aptitude install phpmyadmin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dbconfig-common{a} libmcrypt4{a} libmysqlclient18{a} php5-gd{a} php5-mcrypt{a} php5-mysql{a} phpmyadmin </text:span></text:p>
          <text:p text:style-name="P29"><text:span text:style-name="T36">0 paquets mis à jour, 7 nouvellement installés, 0 à enlever et 0 non mis à jour.</text:span></text:p>
          <text:p text:style-name="P29"><text:span text:style-name="T36">Il est nécessaire de télécharger 7 039 ko d'archives. Après dépaquetage, 20,1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8.42cm" svg:height="14cm" svg:x="15.744cm" svg:y="4.783cm">
          <draw:image xlink:href="Pictures/10000000000002FF00000250EF806B4E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8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4.7cm" svg:x="0.66cm" svg:y="3.5cm">
          <text:list text:style-name="L2">
            <text:list-item>
              <text:p text:style-name="P8"><text:span text:style-name="T8">Reconfiguration des bases de données via </text:span><text:span text:style-name="T28">debconf</text:span></text:p>
              <text:list>
                <text:list-item>
                  <text:list>
                    <text:list-item>
                      <text:p text:style-name="P8"><text:span text:style-name="T30">Paquets </text:span><text:span text:style-name="T65">mysql-server-5.5</text:span><text:span text:style-name="T39"> et </text:span><text:span text:style-name="T65">phpmyadmin</text:span></text:p>
                    </text:list-item>
                    <text:list-item>
                      <text:p text:style-name="P8"><text:span text:style-name="T39">En ligne de commande → </text:span><text:span text:style-name="T65">dpkg-reconfigure mysql-server-5.5</text:span></text:p>
                    </text:list-item>
                    <text:list-item>
                      <text:p text:style-name="P8"><text:span text:style-name="T38">En ligne de commande → </text:span><text:span text:style-name="T65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5.23cm" svg:height="6cm" svg:x="0.9cm" svg:y="8cm">
          <draw:image xlink:href="Pictures/100000000000025F000000F3AB4D6645.png" xlink:type="simple" xlink:show="embed" xlink:actuate="onLoad">
            <text:p/>
          </draw:image>
        </draw:frame>
        <draw:frame draw:style-name="gr5" draw:text-style-name="P2" draw:layer="layout" svg:width="15.17cm" svg:height="6cm" svg:x="18.63cm" svg:y="8cm">
          <draw:image xlink:href="Pictures/1000000000000262000000F5133B24E0.png" xlink:type="simple" xlink:show="embed" xlink:actuate="onLoad">
            <text:p/>
          </draw:image>
        </draw:frame>
        <draw:frame draw:style-name="gr5" draw:text-style-name="P2" draw:layer="layout" svg:width="14.41cm" svg:height="6cm" svg:x="17.19cm" svg:y="12.8cm">
          <draw:image xlink:href="Pictures/100000000000027C0000010D751CC3B5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8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33.33cm" svg:height="14.8cm" svg:x="0.66cm" svg:y="3.6cm">
          <text:list text:style-name="L2">
            <text:list-item>
              <text:p text:style-name="P8"><text:span text:style-name="T7">Environnements Graphiques</text:span></text:p>
              <text:list>
                <text:list-item>
                  <text:list>
                    <text:list-item>
                      <text:p text:style-name="P8"><text:span text:style-name="T66">Interfaces utilisateur + chaînes de développement</text:span><text:span text:style-name="T18"> </text:span></text:p>
                    </text:list-item>
                    <text:list-item>
                      <text:p text:style-name="P8"><text:span text:style-name="T66">Évolutions importantes côté dispositifs mobiles</text:span></text:p>
                    </text:list-item>
                    <text:list-item>
                      <text:p text:style-name="P8"><text:span text:style-name="T66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8"><text:span text:style-name="T67">Base de l'administration système</text:span></text:p>
                    </text:list-item>
                    <text:list-item>
                      <text:p text:style-name="P8"><text:span text:style-name="T67">Bibliothèques partagées entre applications</text:span></text:p>
                      <text:list>
                        <text:list-item>
                          <text:p text:style-name="P8"><text:span text:style-name="T30">Notion de dépendance</text:span></text:p>
                        </text:list-item>
                        <text:list-item>
                          <text:p text:style-name="P8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3"><text:span text:style-name="T67">Gestion autonome des configurations</text:span></text:p>
                    </text:list-item>
                    <text:list-item>
                      <text:p text:style-name="P13"><text:span text:style-name="T67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8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8">Debian : 19 années de logiciel libre</text:span></text:p>
                  <text:list>
                    <text:list-item>
                      <text:p text:style-name="P8"><text:span text:style-name="T68">http://upsilon.cc/~zack/talks/2012/20120416-univpm.pdf</text:span></text:p>
                    </text:list-item>
                  </text:list>
                </text:list-item>
                <text:list-item>
                  <text:p text:style-name="P8"><text:span text:style-name="T8">Infographic of Debian</text:span></text:p>
                  <text:list>
                    <text:list-item>
                      <text:p text:style-name="P8"><text:span text:style-name="T68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8"><text:span text:style-name="T8">Référence Debian</text:span></text:p>
                  <text:list>
                    <text:list-item>
                      <text:p text:style-name="P8"><text:span text:style-name="T68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8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8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97cm" svg:height="8cm" svg:x="9.43cm" svg:y="10.4cm">
          <draw:image xlink:href="Pictures/100002010000012C000000B9548A255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6-10T16:39:17</dc:date>
    <meta:editing-duration>P2DT10H52M57S</meta:editing-duration>
    <meta:editing-cycles>298</meta:editing-cycles>
    <meta:generator>LibreOffice/3.5$Linux_X86_64 LibreOffice_project/350m1$Build-2</meta:generator>
    <meta:document-statistic meta:object-count="461"/>
  </office:meta>
</office:document-meta>
</file>